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gr7" style:family="graphic" style:parent-style-name="standard">
      <style:graphic-properties draw:stroke="none" svg:stroke-color="#000000" draw:fill="none" draw:fill-color="#ffffff" draw:auto-grow-height="true" draw:auto-grow-width="false" fo:max-height="0cm" fo:min-height="5.992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16pt" style:font-size-asian="16pt" style:font-size-complex="16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16pt" fo:font-style="italic" style:font-size-asian="16pt" style:font-style-asian="italic" style:font-size-complex="16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16pt" fo:font-style="italic" style:font-size-asian="16pt" style:font-style-asian="italic" style:font-size-complex="16pt" style:font-style-complex="italic"/>
    </style:style>
    <style:style style:name="T6" style:family="text">
      <style:text-properties style:font-name="Segoe UI Semibold"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0.762cm">
          <draw:text-box>
            <text:p text:style-name="P1"><text:span text:style-name="T1">Holy Gospel</text:span></text:p>
            <text:p text:style-name="P1"><text:span text:style-name="T2">Matthew 5:13–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7.766cm" svg:x="1.778cm" svg:y="0.762cm">
          <draw:text-box>
            <text:p text:style-name="P4"><text:span text:style-name="T3">13</text:span><text:span text:style-name="T4">[Jesus said:] “You are the salt of the earth, but if salt has lost its taste, how shall its saltiness be restored? It is no longer good for anything except to be thrown out and trampled under people’s feet.</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384cm" svg:height="6.263cm" svg:x="1.778cm" svg:y="0.762cm">
          <draw:text-box>
            <text:p text:style-name="P4"><text:span text:style-name="T3">14</text:span><text:span text:style-name="T4">“You are the light of the world. A city set on a hill cannot be hidden. </text:span><text:span text:style-name="T3">15</text:span><text:span text:style-name="T4">Nor do people light a lamp and put it under a basket, but on a stand, and it gives light to all in the hous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384cm" svg:height="4.76cm" svg:x="1.778cm" svg:y="0.762cm">
          <draw:text-box>
            <text:p text:style-name="P4"><text:span text:style-name="T3">16</text:span><text:span text:style-name="T4">In the same way, let your light shine before others, so that they may see your good works and give glory to your Father who is in heave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384cm" svg:height="4.76cm" svg:x="1.778cm" svg:y="0.762cm">
          <draw:text-box>
            <text:p text:style-name="P4"><text:span text:style-name="T3">17</text:span><text:span text:style-name="T4">“Do not think that I have come to abolish the Law or the Prophets; I have not come to abolish them but to fulfill them.</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4.384cm" svg:height="4.76cm" svg:x="1.778cm" svg:y="0.762cm">
          <draw:text-box>
            <text:p text:style-name="P4"><text:span text:style-name="T3">18</text:span><text:span text:style-name="T4">For truly, I say to you, until heaven and earth pass away, not an iota, not a dot, will pass from the Law until all is accomplishe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4.384cm" svg:height="9.269cm" svg:x="1.778cm" svg:y="0.762cm">
          <draw:text-box>
            <text:p text:style-name="P4"><text:span text:style-name="T3">19</text:span><text:span text:style-name="T4">Therefore whoever relaxes one of the least of these commandments and teaches others to do the same will be called least in the kingdom of heaven, but whoever does them and teaches them will be called great in the kingdom of heaven.</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7" draw:text-style-name="P2" draw:layer="layout" svg:width="24.384cm" svg:height="6.242cm" svg:x="1.778cm" svg:y="0.762cm">
          <draw:text-box>
            <text:p text:style-name="P4"><text:span text:style-name="T3">20</text:span><text:span text:style-name="T4">“For I tell you, unless your righteousness exceeds that of the scribes and Pharisees, you will never enter the kingdom of heaven.</text:span></text:p>
            <text:p><text:span text:style-name="T5"/></text:p>
            <text:p><text:span text:style-name="T6"/></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2T10:38:07.435000000</meta:creation-date>
    <dc:date>2017-02-02T11:20:38.389000000</dc:date>
    <meta:editing-duration>PT1M9S</meta:editing-duration>
    <meta:editing-cycles>4</meta:editing-cycles>
    <meta:generator>LibreOffice/5.2.4.2$Windows_X86_64 LibreOffice_project/3d5603e1122f0f102b62521720ab13a38a4e0eb0</meta:generator>
    <meta:document-statistic meta:object-count="45"/>
  </office:meta>
</office:document-meta>
</file>